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Meeting Action Tracker</text:p>
      <text:p text:style-name="Standard"/>
      <text:p text:style-name="P1">Tracker Review/Update Date: <text:tab/></text:p>
      <text:p text:style-name="Standard"/>
      <text:p text:style-name="P1">Meeting Reference Details for Action Tracker: </text:p>
      <text:p text:style-name="Standard"><text:span text:style-name="T4"><text:tab/>Project<text:tab/> : </text:span></text:p>
      <text:p text:style-name="P1"><text:span text:style-name="T5"><text:tab/></text:span>Meeting<text:span text:style-name="T5"><text:tab/> </text:span>:<text:span text:style-name="T5"> </text:span></text:p>
      <text:p text:style-name="P1"><text:span text:style-name="T5"><text:tab/></text:span>Meeting Date<text:span text:style-name="T5"><text:tab/> </text:span>:<text:span text:style-name="T5"> 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2079150901" text:style-name="L1">
              <text:list-header>
                <text:p text:style-name="P7"/>
              </text:list-header>
            </text:list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345658258" text:continue-numbering="true" text:style-name="L1">
              <text:list-header>
                <text:p text:style-name="P7"/>
              </text:list-header>
            </text:list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077971613" text:continue-numbering="true" text:style-name="L1">
              <text:list-header>
                <text:p text:style-name="P7"/>
              </text:list-header>
            </text:list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4T16:58:34</dc:date>
    <dc:creator>jaipal </dc:creator>
    <meta:editing-duration>PT1H51M44S</meta:editing-duration>
    <meta:editing-cycles>111</meta:editing-cycles>
    <meta:document-statistic meta:table-count="1" meta:image-count="1" meta:object-count="0" meta:page-count="1" meta:paragraph-count="13" meta:word-count="31" meta:character-count="226" meta:non-whitespace-character-count="187"/>
  </office:meta>
</office:document-meta>
</file>